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text-underline-style="solid" style:text-underline-width="auto" style:text-underline-color="font-colo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Verdana1" fo:font-size="10pt"/>
    </style:style>
    <style:style style:name="T4" style:family="text">
      <style:text-properties style:font-name="Verdana1" style:text-underline-style="solid" style:text-underline-width="auto" style:text-underline-color="font-color" fo:font-weight="bold"/>
    </style:style>
    <style:style style:name="T5" style:family="text">
      <style:text-properties style:font-name="Verdana1" fo:font-size="12pt"/>
    </style:style>
    <style:style style:name="T6"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nch House Chicken Casserole</text:p>
      <text:p text:style-name="Standard"/>
      <text:p text:style-name="Standard">4 to 5 cups cooked, cubed chicken</text:p>
      <text:p text:style-name="Standard">2 cups cheddar cheese </text:p>
      <text:p text:style-name="Standard">12 corn tortillas</text:p>
      <text:p text:style-name="Standard">2 T olive oil</text:p>
      <text:p text:style-name="Standard">1 medium onion, chopped</text:p>
      <text:p text:style-name="Standard">5 large mushrooms, chopped</text:p>
      <text:p text:style-name="Standard"/>
      <text:p text:style-name="Standard">Sauce</text:p>
      <text:p text:style-name="Standard">6 T butter</text:p>
      <text:p text:style-name="Standard">6 T whole wheat flour</text:p>
      <text:p text:style-name="Standard">1 cup water</text:p>
      <text:p text:style-name="Standard">2 ¼ cups milk</text:p>
      <text:p text:style-name="Standard">2 chicken bullion cubes</text:p>
      <text:p text:style-name="Standard">½ t seasoning salt</text:p>
      <text:p text:style-name="Standard">½ t pepper</text:p>
      <text:p text:style-name="Standard"/>
      <text:p text:style-name="Standard">In a frying pan heat olive oil and cook onions and mushrooms until soft. Add cooked chicken and set aside.</text:p>
      <text:p text:style-name="Standard"/>
      <text:p text:style-name="Standard">In a saucepan over medium high heat melt butter. Add ww flour and stir with whisk until any lumps are broken up and the mixture is smooth. Add water, milk and bullion cubes. Turn up heat a little and whisk and stir until the sauce is thick and bubbly. Remove from heat.</text:p>
      <text:p text:style-name="Standard"/>
      <text:p text:style-name="Standard">To assemble casserole, layer half of the chicken on the bottom of a 9x13 pan. Cover with half the cheese, half the tortillas, and half the sauce. Repeat for second layer only ending with cheese on top.</text:p>
      <text:p text:style-name="Standard"/>
      <text:p text:style-name="Standard">Bake at 350 for one hour.</text:p>
      <text:p text:style-name="Standard"/>
      <text:p text:style-name="Standard">Serve with a large green sala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5T19:43:27.02</meta:creation-date>
    <dc:date>2017-05-06T13:08:13.90</dc:date>
    <dc:creator>Crystal Miller</dc:creator>
    <meta:editing-duration>PT7H18M17S</meta:editing-duration>
    <meta:editing-cycles>1</meta:editing-cycles>
    <meta:generator>OpenOffice/4.1.1$Win32 OpenOffice.org_project/411m6$Build-9775</meta:generator>
    <meta:document-statistic meta:table-count="0" meta:image-count="0" meta:object-count="0" meta:page-count="1" meta:paragraph-count="20" meta:word-count="178" meta:character-count="906"/>
  </office:meta>
</office:document-meta>
</file>